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 style:family="table">
      <style:table-properties style:width="16.992cm" table:align="left"/>
    </style:style>
    <style:style style:name="Table18.A" style:family="table-column">
      <style:table-column-properties style:column-width="6.075cm"/>
    </style:style>
    <style:style style:name="Table18.B" style:family="table-column">
      <style:table-column-properties style:column-width="5.842cm"/>
    </style:style>
    <style:style style:name="Table18.C" style:family="table-column">
      <style:table-column-properties style:column-width="5.075cm"/>
    </style:style>
    <style:style style:name="Table18.A1" style:family="table-cell">
      <style:table-cell-properties fo:background-color="transparent" fo:padding="0.097cm" fo:border-left="none" fo:border-right="none" fo:border-top="0.035cm solid #000000" fo:border-bottom="0.035cm solid #000000">
        <style:background-image/>
      </style:table-cell-properties>
    </style:style>
    <style:style style:name="Table18.A2" style:family="table-cell">
      <style:table-cell-properties fo:background-color="transparent" fo:padding="0.097cm" fo:border="none">
        <style:background-image/>
      </style:table-cell-properties>
    </style:style>
    <style:style style:name="Table163" style:family="table">
      <style:table-properties style:width="16.997cm" fo:margin-left="0cm" fo:margin-right="0.004cm" table:align="margins"/>
    </style:style>
    <style:style style:name="Table163.A" style:family="table-column">
      <style:table-column-properties style:column-width="7.828cm" style:rel-column-width="30183*"/>
    </style:style>
    <style:style style:name="Table163.B" style:family="table-column">
      <style:table-column-properties style:column-width="9.169cm" style:rel-column-width="35352*"/>
    </style:style>
    <style:style style:name="Table163.A1" style:family="table-cell">
      <style:table-cell-properties fo:padding="0.097cm" fo:border-left="none" fo:border-right="none" fo:border-top="0.035cm solid #000000" fo:border-bottom="0.035cm solid #000000"/>
    </style:style>
    <style:style style:name="Table163.A2" style:family="table-cell">
      <style:table-cell-properties fo:padding="0.097cm" fo:border="none"/>
    </style:style>
    <style:style style:name="Table4" style:family="table">
      <style:table-properties style:width="16.992cm" table:align="left"/>
    </style:style>
    <style:style style:name="Table4.A" style:family="table-column">
      <style:table-column-properties style:column-width="2.312cm"/>
    </style:style>
    <style:style style:name="Table4.B" style:family="table-column">
      <style:table-column-properties style:column-width="2.803cm"/>
    </style:style>
    <style:style style:name="Table4.C" style:family="table-column">
      <style:table-column-properties style:column-width="3.233cm"/>
    </style:style>
    <style:style style:name="Table4.D" style:family="table-column">
      <style:table-column-properties style:column-width="8.643cm"/>
    </style:style>
    <style:style style:name="Table4.A1" style:family="table-cell">
      <style:table-cell-properties fo:padding="0.097cm" fo:border="none"/>
    </style:style>
    <style:style style:name="P1" style:family="paragraph" style:parent-style-name="Standard">
      <style:text-properties fo:language="en" fo:country="US"/>
    </style:style>
    <style:style style:name="P2" style:family="paragraph" style:parent-style-name="scpi2">
      <style:text-properties fo:background-color="#ffff00"/>
    </style:style>
    <style:style style:name="P3" style:family="paragraph" style:parent-style-name="Heading_20_1" style:master-page-name="First_20_Page">
      <style:paragraph-properties style:page-number="auto"/>
    </style:style>
    <style:style style:name="P4" style:family="paragraph" style:parent-style-name="cmd_5f_code">
      <style:text-properties style:font-name="Courier New" fo:font-size="10.5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font-size="10.5pt"/>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loext:char-shading-value="0"/>
    </style:style>
    <style:style style:name="T6" style:family="text">
      <style:text-properties style:use-window-font-color="true" style:font-name="Arial" fo:font-size="10.5pt" style:font-name-complex="DejaVu Sans1"/>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language="en" fo:country="US" fo:background-color="transparent" loext:char-shading-value="0"/>
    </style:style>
    <style:style style:name="T10"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693061921810490777" text:style-name="Outline">
        <text:list-item>
          <text:h text:style-name="P3" text:outline-level="1"><text:bookmark text:name="_syntax and style"/>Syntax and style</text:h>
        </text:list-item>
      </text:list>
      <text:p text:style-name="P1">Throughout this document, the following conventions are used for the SCPI command syntax:</text:p>
      <text:list xml:id="list5045599620315215358" text:style-name="List_20_1">
        <text:list-item>
          <text:p text:style-name="List_20_1_20_Start">Square brackets ([]) indicate optional keywords or parameters. The braces are not sent with the command string.</text:p>
        </text:list-item>
        <text:list-item>
          <text:p text:style-name="List_20_1">Braces ({}) enclose parameters within a command string.</text:p>
        </text:list-item>
        <text:list-item>
          <text:p text:style-name="List_20_1">Triangle brackets (&lt;&gt;) indicate that you must substitute a value or a code for the enclosed parameter.</text:p>
        </text:list-item>
        <text:list-item>
          <text:p text:style-name="List_20_1_20_End">A vertical bar (|) separates one of two or more alternative parameters.</text:p>
        </text:list-item>
      </text:list>
      <text:list xml:id="list101741911" text:continue-list="list5693061921810490777" text:style-name="Outline">
        <text:list-item>
          <text:list>
            <text:list-item>
              <text:h text:style-name="Heading_20_2" text:outline-level="2">Root Specifier</text:h>
            </text:list-item>
          </text:list>
        </text:list-item>
      </text:list>
      <text:p text:style-name="Standard">When it precedes the first header of a message unit, the colon becomes the root specifier. It tells the command parser that this is the root or the top node of the command tree.</text:p>
      <text:list xml:id="list2034695684" text:continue-numbering="true" text:style-name="Outline">
        <text:list-item>
          <text:list>
            <text:list-item>
              <text:h text:style-name="Heading_20_2" text:outline-level="2">Command termination</text:h>
            </text:list-item>
          </text:list>
        </text:list-item>
      </text:list>
      <text:p text:style-name="Standard">A command string sent to the PSU must terminate with a &lt;new line&gt;character. A &lt;carriage return&gt;</text:p>
      <text:p text:style-name="Standard">followed by a &lt;new line&gt;is also accepted. Command string termination will always reset the current SCPI command path to the root level.</text:p>
      <text:list xml:id="list2131421728" text:continue-numbering="true" text:style-name="Outline">
        <text:list-item>
          <text:list>
            <text:list-item>
              <text:h text:style-name="Heading_20_2" text:outline-level="2">Command separators</text:h>
            </text:list-item>
          </text:list>
        </text:list-item>
      </text:list>
      <text:p text:style-name="Standard">A colon (:) is used to separate a command keyword from a lower-level keyword as shown below:</text:p>
      <text:p text:style-name="cmd_5f_code_5f_single">SOURce1:CURRent:PROTection:STATe</text:p>
      <text:p text:style-name="Standard">A semicolon (;) is used to separate two commands within the same subsystem, and can also minimize typing. For example, sending the following command string,</text:p>
      <text:p text:style-name="cmd_5f_code_5f_single">SOURce1:VOLTage 20;CURRent 300mA</text:p>
      <text:p text:style-name="Standard">is the same as sending the following two commands:</text:p>
      <text:p text:style-name="cmd_5f_code_20_Start">SOURce1:VOLTage 20</text:p>
      <text:p text:style-name="cmd_5f_code_20_End">SOURce1:CURRent 1.5</text:p>
      <text:p text:style-name="Standard">Use a colon and a semicolon to link commands from different subsystems. For example, in the following command string, an error is generated if you do not use the colon and semicolon:</text:p>
      <text:p text:style-name="cmd_5f_code_20_Start">SYSTem:BEEP;:SOURce1:CURRent 2.5</text:p>
      <text:list xml:id="list104380680" text:continue-numbering="true" text:style-name="Outline">
        <text:list-item>
          <text:list>
            <text:list-item>
              <text:h text:style-name="Heading_20_2" text:outline-level="2">Querying parameter settings</text:h>
            </text:list-item>
          </text:list>
        </text:list-item>
      </text:list>
      <text:p text:style-name="Standard">You can query the value of most parameters by adding a question mark (?) to the command. For example, the following command sets the output voltage to 45.5V:</text:p>
      <text:p text:style-name="cmd_5f_code_5f_single">VOLTage 45.5</text:p>
      <text:p text:style-name="Standard">You can query the value by executing:</text:p>
      <text:p text:style-name="cmd_5f_code_5f_single">VOLTage?</text:p>
      <text:p text:style-name="Standard">If error is occurred use <text:a xlink:type="simple" xlink:href="http://www.envox.hr/eez/bench-power-supply/psu-scpi-reference-manual/psu-scpi-subsystem-command-reference/psu-scpi-system.html#syst_err" text:style-name="Internet_20_link" text:visited-style-name="Visited_20_Internet_20_Link"><text:span text:style-name="T1">SYSTem:ERRor[:NEXT]?</text:span></text:a> to get more information about error.</text:p>
      <text:list xml:id="list1912685173" text:continue-numbering="true" text:style-name="Outline">
        <text:list-item>
          <text:list>
            <text:list-item>
              <text:h text:style-name="Heading_20_2" text:outline-level="2">Using the MIN, MAX, and DEF Parameters </text:h>
            </text:list-item>
          </text:list>
        </text:list-item>
      </text:list>
      <text:p text:style-name="Text_20_body">For many commands, you can substitute "MIN" or "MAX" in place of a parameter. In some cases you may also substitute "DEF". For example, consider the following command: </text:p>
      <text:p text:style-name="Text_20_body">[SOURce[&lt;n&gt;]]:VOLTage[:LEVel][:IMMediate][:AMPLitude] {&lt;voltage&gt;|MIN|DEF|MAX|UP|DOWN}</text:p>
      <text:p text:style-name="Text_20_body">Instead of selecting a specific value for the &lt;voltage&gt; parameter, you can substitute MIN to set the voltage to its minimum value, MAX to set the voltage to its maximum value, or DEF to set the voltage to its default value. For list of parameter values see <text:a xlink:type="simple" xlink:href="http://www.envox.hr/eez/bench-power-supply/psu-scpi-reference-manual/psu-scpi-parameters-and-settings.html#programming_parameters" text:style-name="Internet_20_link" text:visited-style-name="Visited_20_Internet_20_Link"><text:span text:style-name="T8">Section 8.1</text:span></text:a></text:p>
      <text:list xml:id="list1836552376" text:continue-numbering="true" text:style-name="Outline">
        <text:list-item>
          <text:list>
            <text:list-item>
              <text:h text:style-name="Heading_20_2" text:outline-level="2"><text:soft-page-break/>Command and message types</text:h>
            </text:list-item>
          </text:list>
        </text:list-item>
      </text:list>
      <text:p text:style-name="Standard">SCPI commands can be divided to <text:span text:style-name="T4">common</text:span> and <text:span text:style-name="T4">subsystem</text:span> commands.</text:p>
      <text:list xml:id="list1722249298" text:continue-list="list5045599620315215358" text:style-name="List_20_1">
        <text:list-item>
          <text:p text:style-name="List_20_1_20_Start">Common commands are defined by the IEEE 488.2 standard to perform common interface functions. They begin with an * and consist of three letters (command) or three letters and a ? (query). Description of supported common commands can be found in <text:a xlink:type="simple" xlink:href="http://www.envox.hr/eez/bench-power-supply/psu-scpi-reference-manual/psu-scpi-common-command-reference.html" text:style-name="Internet_20_link" text:visited-style-name="Visited_20_Internet_20_Link">Section 4</text:a></text:p>
        </text:list-item>
        <text:list-item>
          <text:p text:style-name="List_20_1_20_End">Subsystem commands are specific to instrument (PSU in this case) functions. They can be a single command or a group of commands. The groups are comprised of commands that extend one or more levels below the root. See <text:a xlink:type="simple" xlink:href="http://www.envox.hr/eez/bench-power-supply/psu-scpi-reference-manual/psu-scpi-subsystem-command-reference.html" text:style-name="Internet_20_link" text:visited-style-name="Visited_20_Internet_20_Link">Section 5</text:a> for commands that is created in accordance to the SCPI 1999.0 standard. Commands that is not defined by SCPI 1999.0 is labeled <text:span text:style-name="T6">"</text:span>unclassified<text:span text:style-name="T6">"</text:span> and are presented in <text:a xlink:type="simple" xlink:href="http://www.envox.hr/eez/bench-power-supply/psu-scpi-reference-manual/psu-scpi-device-specific-unclassified-commands.html" text:style-name="Internet_20_link" text:visited-style-name="Visited_20_Internet_20_Link">Section 6</text:a></text:p>
        </text:list-item>
      </text:list>
      <text:p text:style-name="Standard">There are two types of SCPI messages, <text:span text:style-name="T4">program</text:span> and <text:span text:style-name="T4">response</text:span>.</text:p>
      <text:list xml:id="list543335415" text:continue-numbering="true" text:style-name="List_20_1">
        <text:list-item>
          <text:p text:style-name="List_20_1_20_Start">A program message consists of one or more properly formatted SCPI commands sent from the controller to the instrument. The message, which may be sent at any time, requests the instrument to perform some action.</text:p>
        </text:list-item>
        <text:list-item>
          <text:p text:style-name="List_20_1_20_End">A response message consists of data in a specific SCPI format sent from the instrument to the controller. The instrument sends the message only in response to a <text:span text:style-name="T4">query</text:span> header.</text:p>
        </text:list-item>
      </text:list>
      <text:list xml:id="list1051412663" text:continue-list="list1836552376" text:style-name="Outline">
        <text:list-item>
          <text:list>
            <text:list-item>
              <text:h text:style-name="Heading_20_2" text:outline-level="2">Required Commands</text:h>
            </text:list-item>
          </text:list>
        </text:list-item>
      </text:list>
      <text:p text:style-name="Standard">The following commands are required in all SCPI instruments (see SCPI 1999.0 Section 4.2.1):</text:p>
      <text:p text:style-name="Standard"/>
      <table:table table:name="Table18" table:style-name="Table18">
        <table:table-column table:style-name="Table18.A"/>
        <table:table-column table:style-name="Table18.B"/>
        <table:table-column table:style-name="Table18.C"/>
        <table:table-row>
          <table:table-cell table:style-name="Table18.A1" office:value-type="string">
            <text:p text:style-name="table_5f_header"/>
            <text:p text:style-name="table_5f_header">Mnemonic</text:p>
          </table:table-cell>
          <table:table-cell table:style-name="Table18.A1" office:value-type="string">
            <text:p text:style-name="table_5f_header">SCPI 1999.0 Command<text:line-break/>Reference Section</text:p>
          </table:table-cell>
          <table:table-cell table:style-name="Table18.A1" office:value-type="string">
            <text:p text:style-name="table_5f_header">SCPI 1999.0 Syntax<text:line-break/>and Style Section</text:p>
          </table:table-cell>
        </table:table-row>
        <table:table-row>
          <table:table-cell table:style-name="Table18.A2" office:value-type="string">
            <text:p text:style-name="scpi0">:SYSTem</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ERRor</text:p>
          </table:table-cell>
          <table:table-cell table:style-name="Table18.A2" office:value-type="string">
            <text:p text:style-name="Standard">21.8</text:p>
          </table:table-cell>
          <table:table-cell table:style-name="Table18.A2" office:value-type="string">
            <text:p text:style-name="Standard"/>
          </table:table-cell>
        </table:table-row>
        <table:table-row>
          <table:table-cell table:style-name="Table18.A2" office:value-type="string">
            <text:p text:style-name="scpi2">[:NEXT]?</text:p>
          </table:table-cell>
          <table:table-cell table:style-name="Table18.A2" office:value-type="string">
            <text:p text:style-name="Standard">21.8.3e</text:p>
          </table:table-cell>
          <table:table-cell table:style-name="Table18.A2" office:value-type="string">
            <text:p text:style-name="Standard">1996</text:p>
          </table:table-cell>
        </table:table-row>
        <table:table-row>
          <table:table-cell table:style-name="Table18.A2" office:value-type="string">
            <text:p text:style-name="scpi1">:VERSion?</text:p>
          </table:table-cell>
          <table:table-cell table:style-name="Table18.A2" office:value-type="string">
            <text:p text:style-name="Standard">19.16</text:p>
          </table:table-cell>
          <table:table-cell table:style-name="Table18.A2" office:value-type="string">
            <text:p text:style-name="Standard">1991</text:p>
          </table:table-cell>
        </table:table-row>
        <table:table-row>
          <table:table-cell table:style-name="Table18.A2" office:value-type="string">
            <text:p text:style-name="scpi0">:STATus</text:p>
          </table:table-cell>
          <table:table-cell table:style-name="Table18.A2" office:value-type="string">
            <text:p text:style-name="Standard">18</text:p>
          </table:table-cell>
          <table:table-cell table:style-name="Table18.A2" office:value-type="string">
            <text:p text:style-name="Standard">5</text:p>
          </table:table-cell>
        </table:table-row>
        <table:table-row>
          <table:table-cell table:style-name="Table18.A2" office:value-type="string">
            <text:p text:style-name="scpi1">:OPERa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2"/>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QUEStio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2"/>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PRESet</text:p>
          </table:table-cell>
          <table:table-cell table:style-name="Table18.A2" office:value-type="string">
            <text:p text:style-name="Standard"/>
          </table:table-cell>
          <table:table-cell table:style-name="Table18.A2" office:value-type="string">
            <text:p text:style-name="Standard"/>
          </table:table-cell>
        </table:table-row>
      </table:table>
      <text:list xml:id="list416432354" text:continue-numbering="true" text:style-name="Outline">
        <text:list-item>
          <text:list>
            <text:list-item>
              <text:list>
                <text:list-item>
                  <text:h text:style-name="Heading_20_3" text:outline-level="3">Base functionality for the Power supply instrument class</text:h>
                </text:list-item>
              </text:list>
            </text:list-item>
          </text:list>
        </text:list-item>
      </text:list>
      <table:table table:name="Table163" table:style-name="Table163">
        <table:table-column table:style-name="Table163.A"/>
        <table:table-column table:style-name="Table163.B"/>
        <table:table-row>
          <table:table-cell table:style-name="Table163.A1" office:value-type="string">
            <text:p text:style-name="table_5f_header">SCPI Command</text:p>
          </table:table-cell>
          <table:table-cell table:style-name="Table163.A1" office:value-type="string">
            <text:p text:style-name="table_5f_header">Description</text:p>
          </table:table-cell>
        </table:table-row>
        <table:table-row>
          <table:table-cell table:style-name="Table163.A2" office:value-type="string">
            <text:p text:style-name="scpi0">OUTPut</text:p>
          </table:table-cell>
          <table:table-cell table:style-name="Table163.A2" office:value-type="string">
            <text:p text:style-name="Standard"/>
          </table:table-cell>
        </table:table-row>
        <table:table-row>
          <table:table-cell table:style-name="Table163.A2" office:value-type="string">
            <text:p text:style-name="scpi1">[:STATe] &lt;bool&gt;</text:p>
          </table:table-cell>
          <table:table-cell table:style-name="Table163.A2" office:value-type="string">
            <text:p text:style-name="Standard">Enables the specified output channel(s)</text:p>
          </table:table-cell>
        </table:table-row>
        <table:table-row>
          <table:table-cell table:style-name="Table163.A2" office:value-type="string">
            <text:p text:style-name="scpi0">[SOURce[&lt;n&gt;]]</text:p>
          </table:table-cell>
          <table:table-cell table:style-name="Table163.A2" office:value-type="string">
            <text:p text:style-name="Standard"/>
          </table:table-cell>
        </table:table-row>
        <table:table-row>
          <table:table-cell table:style-name="Table163.A2" office:value-type="string">
            <text:p text:style-name="scpi1">CURRent</text:p>
          </table:table-cell>
          <table:table-cell table:style-name="Table163.A2" office:value-type="string">
            <text:p text:style-name="Standard"/>
          </table:table-cell>
        </table:table-row>
        <text:soft-page-break/>
        <table:table-row>
          <table:table-cell table:style-name="Table163.A2" office:value-type="string">
            <text:p text:style-name="scpi2">[:LEVel] </text:p>
          </table:table-cell>
          <table:table-cell table:style-name="Table163.A2" office:value-type="string">
            <text:p text:style-name="Standard"/>
          </table:table-cell>
        </table:table-row>
        <table:table-row>
          <table:table-cell table:style-name="Table163.A2" office:value-type="string">
            <text:p text:style-name="scpi3">[:IMMediate][:AMPLitude] &lt;current&gt; </text:p>
          </table:table-cell>
          <table:table-cell table:style-name="Table163.A2" office:value-type="string">
            <text:p text:style-name="P1">Sets the output current </text:p>
          </table:table-cell>
        </table:table-row>
        <table:table-row>
          <table:table-cell table:style-name="Table163.A2" office:value-type="string">
            <text:p text:style-name="scpi1">VOLTage </text:p>
          </table:table-cell>
          <table:table-cell table:style-name="Table163.A2" office:value-type="string">
            <text:p text:style-name="P1"/>
          </table:table-cell>
        </table:table-row>
        <table:table-row>
          <table:table-cell table:style-name="Table163.A2" office:value-type="string">
            <text:p text:style-name="scpi2">[:LEVel] </text:p>
          </table:table-cell>
          <table:table-cell table:style-name="Table163.A2" office:value-type="string">
            <text:p text:style-name="P1"/>
          </table:table-cell>
        </table:table-row>
        <table:table-row>
          <table:table-cell table:style-name="Table163.A2" office:value-type="string">
            <text:p text:style-name="scpi3">[:IMMediate][:AMPLitude] &lt;voltage&gt; </text:p>
          </table:table-cell>
          <table:table-cell table:style-name="Table163.A2" office:value-type="string">
            <text:p text:style-name="P1">Sets the output voltage </text:p>
          </table:table-cell>
        </table:table-row>
      </table:table>
      <text:p text:style-name="Standard"/>
      <text:p text:style-name="Standard">All SCPI power supplies shall implement the status reporting structure. STATus Subsystem defines the commands which shall be used to control the status reporting structure. </text:p>
      <text:p text:style-name="Standard">For a power supply, the bits of interest in the QUEStionable status structure are VOLTage and CURRent. When a power supply is operating as a voltage source, bit 1 (CURRent) shall be set. When a power supply is operating as a current source, bit 0 (VOLTage) shall be set. When the output is unregulated, both bits shall be set (for example, while the output is changing to a new programmed value).</text:p>
      <text:list xml:id="list1222351301" text:continue-numbering="true" text:style-name="Outline">
        <text:list-item>
          <text:list>
            <text:list-item>
              <text:h text:style-name="Heading_20_2" text:outline-level="2">Multiple Commands in a Message</text:h>
            </text:list-item>
          </text:list>
        </text:list-item>
      </text:list>
      <text:p text:style-name="Standard">Multiple SCPI commands can be combined and sent as a single message with one message terminator. There are two important considerations when sending several commands within a single message:</text:p>
      <text:list xml:id="list1931608039" text:continue-list="list543335415" text:style-name="List_20_1">
        <text:list-item>
          <text:p text:style-name="List_20_1_20_Start">Use a semicolon to separate commands within a message.</text:p>
        </text:list-item>
        <text:list-item>
          <text:p text:style-name="List_20_1_20_End">There is an implied header path that affects how commands are interpreted by the PSU.</text:p>
        </text:list-item>
      </text:list>
      <text:p text:style-name="Standard">The header path can be thought of as a string that gets inserted before each command within a message. For the first command in a message, the header path is a null string. For each subsequent command the header path is defined as the characters that make up the headers of the previous command in the message up to and including the last colon separator. An example of a message with two commands is:</text:p>
      <text:p text:style-name="cmd_5f_code_5f_single">OUTPut:STATe ON,CH1;PROTection:CLEar CH1</text:p>
      <text:p text:style-name="Standard">which shows the use of the semicolon separating the two commands, and also illustrates the header path concept. Note that with the second command, the leading header OUTPut was omitted because after the OUTPut:STATe ON command, the header path became defined as OUTPut and thus the instrument interpreted the second command as:</text:p>
      <text:p text:style-name="cmd_5f_code_5f_single">OUTPut:PROTection:CLEar CH1</text:p>
      <text:p text:style-name="Standard">In fact, it would have been syntactically incorrect to include the OUTPut explicitly in the second command, since the result after combining it with the header path would be:</text:p>
      <text:p text:style-name="cmd_5f_code_5f_single">OUTPut:OUTPut:PROTection:CLEar CH1</text:p>
      <text:p text:style-name="Standard">which is incorrect.</text:p>
      <text:p text:style-name="Standard"/>
      <text:p text:style-name="Standard">You can combine common commands (IEEE488) with subsystem commands in the same message. Treat the common command as a message unit by separating it with a semicolon (the message unit separator). Common commands do not affect the header path; you may insert them anywhere in the message.</text:p>
      <text:p text:style-name="cmd_5f_code_5f_single">*TST?;SYSTem:ERRor?</text:p>
      <text:list xml:id="list913507184" text:continue-list="list1222351301" text:style-name="Outline">
        <text:list-item>
          <text:list>
            <text:list-item>
              <text:h text:style-name="Heading_20_2" text:outline-level="2">Moving Among Subsystems</text:h>
            </text:list-item>
          </text:list>
        </text:list-item>
      </text:list>
      <text:p text:style-name="Standard">In order to combine commands from different subsystems, you need to be able to reset the header path to a null string within a message. You do this by beginning the command with a colon (:), which discards any previous header path. For example, you could clear the output protection and check the status of the Operation Condition register in one message by using a root specifier as follows:</text:p>
      <text:p text:style-name="cmd_5f_code_5f_single">OUTPut:PROTection:CLEar CH1;:STATus:OPERation:CONDition?</text:p>
      <text:p text:style-name="Standard">The following message shows how to combine commands from different subsystems as well as within the same subsystem:</text:p>
      <text:p text:style-name="cmd_5f_code_5f_single">SOURce1:VOLTage:LEVel 7.5;:VOLTage:PROTection:DELay 10;:CURRent:LEVel 0.5</text:p>
      <text:p text:style-name="Standard">Note the use of the optional header LEVel to maintain the correct path within the subsystems, and the <text:soft-page-break/>use of the root specifier to move between subsystems.</text:p>
      <text:list xml:id="list1539114861" text:continue-numbering="true" text:style-name="Outline">
        <text:list-item>
          <text:list>
            <text:list-item>
              <text:h text:style-name="Heading_20_2" text:outline-level="2">SCPI parameter types</text:h>
            </text:list-item>
          </text:list>
        </text:list-item>
      </text:list>
      <text:p text:style-name="Standard">The SCPI language defines several different data formats to be used in program messages and response messages:</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Standard">Numeric</text:p>
          </table:table-cell>
          <table:table-cell table:style-name="Table4.A1" table:number-columns-spanned="3" office:value-type="string">
            <text:p text:style-name="Standard">Commands that require numeric parameters will accept all commonly used representations of numbers like integer (also known as NR1 format specified in ANSI X3.42-1990) or decimal representations of numbers including optional signs, decimal points (NR2 format), and scientific notation (i.e. 10E3 or NR3 format). Special values for numeric parameters like MINimum, MAXimum, and DEFault are also accepted. You can also send engineering unit suffixes (V, A, or SEC) with numeric parameters. If only specific numeric values are accepted, the PSU will automatically round the input numeric parameters. The following command uses a numeric parameter:</text:p>
            <text:p text:style-name="cmd_5f_code_5f_single">VOLT:STEP {&lt;step&gt;}</text:p>
          </table:table-cell>
          <table:covered-table-cell/>
          <table:covered-table-cell/>
        </table:table-row>
        <table:table-row>
          <table:table-cell table:style-name="Table4.A1" office:value-type="string">
            <text:p text:style-name="Standard">Discrete</text:p>
          </table:table-cell>
          <table:table-cell table:style-name="Table4.A1" table:number-columns-spanned="3" office:value-type="string">
            <text:p text:style-name="Standard">Used to program settings that have a limited number of values such as BUS and IMM or CH1 and CH2. Query responses will always return the short form in all uppercase letters. The following command uses discrete parameters:</text:p>
            <text:p text:style-name="cmd_5f_code_5f_single">CAL:CURR:LEV {MIN|MID|MAX}</text:p>
          </table:table-cell>
          <table:covered-table-cell/>
          <table:covered-table-cell/>
        </table:table-row>
        <table:table-row>
          <table:table-cell table:style-name="Table4.A1" office:value-type="string">
            <text:p text:style-name="Standard">Boolean</text:p>
          </table:table-cell>
          <table:table-cell table:style-name="Table4.A1" table:number-columns-spanned="3" office:value-type="string">
            <text:p text:style-name="Standard">Represent a single binary condition that is either true or false. For a false condition, the PSU<text:span text:style-name="T3"> </text:span>will accept OFF or 0. For a true condition, the PSU will accept ON or any nonzero value (i.e. 1 but also 2.34 or -3). When you query a Boolean setting, the PSU will always return 0 or 1. The following command uses a Boolean parameter:</text:p>
            <text:p text:style-name="cmd_5f_code_5f_single">OUTP {OFF|ON}</text:p>
          </table:table-cell>
          <table:covered-table-cell/>
          <table:covered-table-cell/>
        </table:table-row>
        <table:table-row>
          <table:table-cell table:style-name="Table4.A1" office:value-type="string">
            <text:p text:style-name="Standard">String </text:p>
          </table:table-cell>
          <table:table-cell table:style-name="Table4.A1" table:number-columns-spanned="3" office:value-type="string">
            <text:p text:style-name="Standard">Can contain virtually any set of ASCII characters. A string must begin and end with matching quotes, either with a single quote or with a double quote. You can include the quote delimiter as part of the string by typing it twice without any characters in between. The following command uses a string parameter:</text:p>
            <text:p text:style-name="cmd_5f_code_5f_single">CAL:REM &lt;quoted string&gt;</text:p>
          </table:table-cell>
          <table:covered-table-cell/>
          <table:covered-table-cell/>
        </table:table-row>
        <table:table-row>
          <table:table-cell table:style-name="Table4.A1" table:number-rows-spanned="5" office:value-type="string">
            <text:p text:style-name="Standard">Data block</text:p>
          </table:table-cell>
          <table:table-cell table:style-name="Table4.A1" table:number-columns-spanned="3" office:value-type="string">
            <text:p text:style-name="Standard">#&lt;length-digits&gt;&lt;length&gt;&lt;block&gt;</text:p>
          </table:table-cell>
          <table:covered-table-cell/>
          <table:covered-table-cell/>
        </table:table-row>
        <table:table-row>
          <table:covered-table-cell/>
          <table:table-cell table:style-name="Table4.A1" office:value-type="string">
            <text:p text:style-name="Standard">&lt;length-digits&gt;</text:p>
          </table:table-cell>
          <table:table-cell table:style-name="Table4.A1" office:value-type="string">
            <text:p text:style-name="P5">NR1</text:p>
          </table:table-cell>
          <table:table-cell table:style-name="Table4.A1" office:value-type="string">
            <text:p text:style-name="Standard">&lt;length&gt; number of digits (e.g. 2 for two digit number)</text:p>
          </table:table-cell>
        </table:table-row>
        <table:table-row>
          <table:covered-table-cell/>
          <table:table-cell table:style-name="Table4.A1" office:value-type="string">
            <text:p text:style-name="Standard">&lt;length&gt;</text:p>
          </table:table-cell>
          <table:table-cell table:style-name="Table4.A1" office:value-type="string">
            <text:p text:style-name="P5">NR1</text:p>
          </table:table-cell>
          <table:table-cell table:style-name="Table4.A1" office:value-type="string">
            <text:p text:style-name="Standard">Limited only with available space on SD card</text:p>
          </table:table-cell>
        </table:table-row>
        <table:table-row>
          <table:covered-table-cell/>
          <table:table-cell table:style-name="Table4.A1" office:value-type="string">
            <text:p text:style-name="Standard">&lt;block&gt;</text:p>
          </table:table-cell>
          <table:table-cell table:style-name="Table4.A1" office:value-type="string">
            <text:p text:style-name="P5">Discrete</text:p>
          </table:table-cell>
          <table:table-cell table:style-name="Table4.A1" office:value-type="string">
            <text:p text:style-name="P6">Only exact size is allowed as defined with &lt;length&gt;</text:p>
          </table:table-cell>
        </table:table-row>
        <table:table-row>
          <table:covered-table-cell/>
          <table:table-cell table:style-name="Table4.A1" table:number-columns-spanned="3" office:value-type="string">
            <text:p text:style-name="Default_5f_ntt">Downloads text <text:span text:style-name="T10">Hello world</text:span> and store into the file <text:span text:style-name="T7">"test file" in the current directory. Digit 2 <text:s/>denotes two digits of data length (11).</text:span></text:p>
            <text:p text:style-name="cmd_5f_code_20_Start">MMEM:DOWN:FNAM <text:span text:style-name="T7">"test file"</text:span></text:p>
            <text:p text:style-name="P4">MMEM:DOWN:DATA <text:span text:style-name="T5">#211Hello world</text:span></text:p>
            <text:p text:style-name="cmd_5f_code"><text:span text:style-name="T1">MMEM:DOWN:FNAM </text:span><text:span text:style-name="T8">""</text:span></text:p>
          </table: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2. Syntax and styl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2.Syntax and styl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2. Syntax and style</dc:title>
    <meta:document-statistic meta:table-count="3" meta:image-count="0" meta:object-count="0" meta:page-count="4" meta:paragraph-count="136" meta:word-count="1540" meta:character-count="9594"/>
    <meta:user-defined meta:name="WebPublish_HTML_Profile">EEZ (HTML)</meta:user-defined>
    <meta:user-defined meta:name="WebPublish_Post_AdditionalCategories">9</meta:user-defined>
    <meta:user-defined meta:name="WebPublish_Post_Id">1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